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office:value-type="string">
            <text:p>Fauquier</text:p>
          </table:table-cell>
          <table:table-cell table:style-name="ce21"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4">
            <text:p>54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265">
            <text:p>265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102">
            <text:p>10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274">
            <text:p>27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35">
            <text:p>35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39">
            <text:p>13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11">
            <text:p>211</text:p>
          </table:table-cell>
          <table:table-cell table:style-name="ce23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138">
            <text:p>1,138</text:p>
          </table:table-cell>
          <table:table-cell table:style-name="ce23" office:value-type="float" office:value="132">
            <text:p>13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263">
            <text:p>1,263</text:p>
          </table:table-cell>
          <table:table-cell table:style-name="ce23" office:value-type="float" office:value="164">
            <text:p>16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